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334F71C3AFE.png"/>
  <manifest:file-entry manifest:media-type="image/png" manifest:full-path="Pictures/100000000000033400000334C18D74ED.png"/>
  <manifest:file-entry manifest:media-type="image/png" manifest:full-path="Pictures/1000000000000334000003349DF2298F.png"/>
  <manifest:file-entry manifest:media-type="image/png" manifest:full-path="Pictures/1000000000000334000003346FE193B2.png"/>
  <manifest:file-entry manifest:media-type="image/png" manifest:full-path="Pictures/100000000000033400000334403C131A.png"/>
  <manifest:file-entry manifest:media-type="image/png" manifest:full-path="Pictures/10000000000003340000033485EDF3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04cm" svg:height="4.904cm" svg:x="0.999cm" svg:y="0.999cm">
          <draw:image xlink:href="Pictures/1000000000000334000003346FE193B2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C18D74ED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403C131A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9DF2298F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F71C3AFE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85EDF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2-26T11:01:04.53</dc:date>
    <meta:editing-duration>P1DT17H14M36S</meta:editing-duration>
    <meta:editing-cycles>6</meta:editing-cycles>
    <meta:generator>OpenOffice/4.1.6$Win32 OpenOffice.org_project/416m1$Build-9790</meta:generator>
    <meta:print-date>2022-02-26T10:59:43.61</meta:print-date>
    <meta:document-statistic meta:object-count="6"/>
  </office:meta>
</office:document-meta>
</file>